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24" style:family="table-cell" style:parent-style-name="Default" style:data-style-name="N99"/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Determined.C9"/>
      <style:map style:condition="cell-content()&gt;[$Determined.$S$3]" style:apply-style-name="Accent" style:base-cell-address="Determined.C9"/>
      <style:map style:condition="cell-content()=0" style:apply-style-name="Accent" style:base-cell-address="Determined.C9"/>
    </style:style>
    <style:style style:name="ce27" style:family="table-cell" style:parent-style-name="Default" style:data-style-name="N132">
      <style:table-cell-properties fo:border-bottom="none" fo:border-left="none" fo:border-right="0.06pt solid #000000" fo:border-top="none"/>
      <style:map style:condition="cell-content()&lt;[$Determined.$Q$4]" style:apply-style-name="Warning" style:base-cell-address="Determined.E9"/>
      <style:map style:condition="cell-content()&gt;[$Determined.$S$4]" style:apply-style-name="Warning" style:base-cell-address="Determined.E9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  <style:text-properties fo:color="#000000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  <style:map style:condition="cell-content()&lt;[$Determined.$J$11]" style:apply-style-name="Warning" style:base-cell-address="Determined.H11"/>
    </style:style>
    <style:style style:name="ce4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lt;[$Determined.$Q$5]" style:apply-style-name="Warning" style:base-cell-address="Determined.S5"/>
      <style:map style:condition="cell-content()&gt;[$Determined.$S$5]" style:apply-style-name="Warning" style:base-cell-address="Determined.S5"/>
      <style:map style:condition="cell-content()=0" style:apply-style-name="Accent" style:base-cell-address="Determined.S5"/>
    </style:style>
    <style:style style:name="ce40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'Robust Naive'.C9"/>
      <style:map style:condition="cell-content()&gt;[$Determined.$S$3]" style:apply-style-name="Accent" style:base-cell-address="'Robust Naive'.C9"/>
      <style:map style:condition="cell-content()=0" style:apply-style-name="Accent" style:base-cell-address="'Robust Naive'.C9"/>
    </style:style>
    <style:style style:name="ce43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4]" style:apply-style-name="Warning" style:base-cell-address="'Robust Naive'.E9"/>
      <style:map style:condition="cell-content()&gt;[$Determined.$S$4]" style:apply-style-name="Warning" style:base-cell-address="'Robust Naive'.E9"/>
    </style:style>
    <style:style style:name="ce42" style:family="table-cell" style:parent-style-name="Default" style:data-style-name="N131">
      <style:table-cell-properties fo:border-bottom="none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order-left="none" fo:border-right="0.06pt solid #000000" fo:border-top="none"/>
      <style:map style:condition="cell-content()&lt;[$Determined.$J$11]" style:apply-style-name="Warning" style:base-cell-address="'Robust Naive'.H11"/>
    </style:style>
    <style:style style:name="ce44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50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'Robust Lexico'.C9"/>
      <style:map style:condition="cell-content()&gt;[$Determined.$S$3]" style:apply-style-name="Accent" style:base-cell-address="'Robust Lexico'.C9"/>
      <style:map style:condition="cell-content()=0" style:apply-style-name="Accent" style:base-cell-address="'Robust Lexico'.C9"/>
    </style:style>
    <style:style style:name="ce51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4]" style:apply-style-name="Warning" style:base-cell-address="'Robust Lexico'.E9"/>
      <style:map style:condition="cell-content()&gt;[$Determined.$S$4]" style:apply-style-name="Warning" style:base-cell-address="'Robust Lexico'.E9"/>
    </style:style>
    <style:style style:name="ce52" style:family="table-cell" style:parent-style-name="Default">
      <style:table-cell-properties fo:border-bottom="none" fo:border-left="none" fo:border-right="0.06pt solid #000000" fo:border-top="none"/>
      <style:map style:condition="cell-content()&lt;[$Determined.$J$11]" style:apply-style-name="Warning" style:base-cell-address="'Robust Lexico'.H11"/>
    </style:style>
    <style:style style:name="ce49" style:family="table-cell" style:parent-style-name="Default" style:data-style-name="N131">
      <style:table-cell-properties fo:border-bottom="0.06pt solid #000000" fo:border-left="none" fo:border-right="none" fo:border-top="0.06pt solid #000000"/>
    </style:style>
    <style:style style:name="ce54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'Robust Robust'.C9"/>
      <style:map style:condition="cell-content()&gt;[$Determined.$S$3]" style:apply-style-name="Accent" style:base-cell-address="'Robust Robust'.C9"/>
      <style:map style:condition="cell-content()=0" style:apply-style-name="Accent" style:base-cell-address="'Robust Robust'.C9"/>
    </style:style>
    <style:style style:name="ce55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4]" style:apply-style-name="Warning" style:base-cell-address="'Robust Robust'.E9"/>
      <style:map style:condition="cell-content()&gt;[$Determined.$S$4]" style:apply-style-name="Warning" style:base-cell-address="'Robust Robust'.E9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[$Determined.$J$11]" style:apply-style-name="Warning" style:base-cell-address="'Robust Robust'.H11"/>
    </style:style>
  </office:automatic-styles>
  <office:body>
    <office:spreadsheet>
      <table:calculation-settings table:automatic-find-labels="false" table:use-regular-expressions="false" table:use-wildcards="true"/>
      <table:table table:name="Determ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08" calcext:value-type="float">
            <text:p>0.08</text:p>
          </table:table-cell>
          <table:table-cell table:style-name="ce10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office:value-type="float" office:value="0.125" calcext:value-type="float">
            <text:p>0.12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7" calcext:value-type="float">
            <text:p>0.07</text:p>
          </table:table-cell>
          <table:table-cell table:style-name="ce11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990000" calcext:value-type="float">
            <text:p>990000</text:p>
          </table:table-cell>
          <table:table-cell/>
          <table:table-cell table:formula="of:=[.J15]*[.I11]" office:value-type="float" office:value="620000" calcext:value-type="float">
            <text:p>620000</text:p>
          </table:table-cell>
          <table:table-cell/>
          <table:table-cell table:formula="of:=[.I11]*[.J16]" office:value-type="float" office:value="2170000" calcext:value-type="float">
            <text:p>217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style-name="ce24" table:formula="of:=IF([.C9] &lt;[.Q3];&quot;SOTTO&quot;)" office:value-type="boolean" office:boolean-value="false" calcext:value-type="boolean">
            <text:p>FALSE</text:p>
          </table:table-cell>
          <table:table-cell table:style-name="ce26" table:formula="of:=[.B7]/[.B6]" office:value-type="float" office:value="0.0403064921951974" calcext:value-type="float">
            <text:p>0.0403</text:p>
          </table:table-cell>
          <table:table-cell table:style-name="ce24" table:formula="of:=IF( [.E9]&lt;[.Q4];&quot;SOTTO&quot;)" office:value-type="boolean" office:boolean-value="false" calcext:value-type="boolean">
            <text:p>FALSE</text:p>
          </table:table-cell>
          <table:table-cell table:style-name="ce27" table:formula="of:=[.D7]/([.I11]*[.J11])" office:value-type="float" office:value="0.0101307189542484" calcext:value-type="float">
            <text:p>0.010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20" table:formula="of:=[.F7]/[.K5]" office:value-type="float" office:value="0.0321053410267791" calcext:value-type="float">
            <text:p>0.03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29.669195" calcext:value-type="float">
            <text:p>29.669195</text:p>
          </table:table-cell>
          <table:table-cell/>
          <table:table-cell table:formula="of:=([.M4]+([.N4]/[.I11])+([.J15]*(1+[.L4])))*(1+[.O4])" office:value-type="float" office:value="12.1417" calcext:value-type="float">
            <text:p>12.1417</text:p>
          </table:table-cell>
          <table:table-cell/>
          <table:table-cell table:formula="of:=([.M5]+([.N5]/[.I11])+([.J16]*(1+[.L5])))*(1+[.O5])" office:value-type="float" office:value="19.41225" calcext:value-type="float">
            <text:p>19.41225</text:p>
          </table:table-cell>
          <table:table-cell/>
          <table:table-cell table:style-name="ce13" table:formula="of:=[.B11]+[.D11]+[.F11]" office:value-type="float" office:value="61.223145" calcext:value-type="float">
            <text:p>61.223145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247500" calcext:value-type="float">
            <text:p>247500</text:p>
          </table:table-cell>
          <table:table-cell/>
          <table:table-cell table:formula="of:=[.D7]*[.L4]" office:value-type="float" office:value="186000" calcext:value-type="float">
            <text:p>186000</text:p>
          </table:table-cell>
          <table:table-cell/>
          <table:table-cell table:formula="of:=[.L5]*[.F7]" office:value-type="float" office:value="271250" calcext:value-type="float">
            <text:p>271250</text:p>
          </table:table-cell>
          <table:table-cell/>
          <table:table-cell table:style-name="ce4" table:formula="of:=([.F13]+[.D13]+[.B13])/([.B7]+[.D7]+[.F7])" office:value-type="percentage" office:value="0.186441798941799" calcext:value-type="percentage">
            <text:p>18.64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2.17" calcext:value-type="float">
            <text:p>2.17</text:p>
          </table:table-cell>
          <table:table-cell table:number-columns-repeated="9"/>
        </table:table-row>
        <table:table-row table:style-name="ro1" table:number-rows-repeated="1048559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Determined.S5:Determined.S5">
            <calcext:condition calcext:apply-style-name="Warning" calcext:value="&lt;[$Determined.$Q$5]" calcext:base-cell-address="Determined.S5"/>
            <calcext:condition calcext:apply-style-name="Warning" calcext:value="&gt;[$Determined.$S$5]" calcext:base-cell-address="Determined.S5"/>
            <calcext:condition calcext:apply-style-name="Accent" calcext:value="=0" calcext:base-cell-address="Determined.S5"/>
          </calcext:conditional-format>
          <calcext:conditional-format calcext:target-range-address="Determined.H11:Determined.H11">
            <calcext:condition calcext:apply-style-name="Warning" calcext:value="&lt;[$Determined.$J$11]" calcext:base-cell-address="Determined.H11"/>
          </calcext:conditional-format>
          <calcext:conditional-format calcext:target-range-address="Determined.C9:Determined.C9">
            <calcext:condition calcext:apply-style-name="Warning" calcext:value="&lt;[$Determined.$Q$3]" calcext:base-cell-address="Determined.C9"/>
            <calcext:condition calcext:apply-style-name="Accent" calcext:value="&gt;[$Determined.$S$3]" calcext:base-cell-address="Determined.C9"/>
            <calcext:condition calcext:apply-style-name="Accent" calcext:value="=0" calcext:base-cell-address="Determined.C9"/>
          </calcext:conditional-format>
          <calcext:conditional-format calcext:target-range-address="Determined.E9:Determined.E9">
            <calcext:condition calcext:apply-style-name="Warning" calcext:value="&lt;[$Determined.$Q$4]" calcext:base-cell-address="Determined.E9"/>
            <calcext:condition calcext:apply-style-name="Warning" calcext:value="&gt;[$Determined.$S$4]" calcext:base-cell-address="Determined.E9"/>
          </calcext:conditional-format>
        </calcext:conditional-formats>
      </table:table>
      <table:table table:name="Robust Na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3]*(1+[.J20])" office:value-type="float" office:value="0.2625" calcext:value-type="float">
            <text:p>0.26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table:formula="of:=[$Determined.O3]*(1+[.K20])" office:value-type="float" office:value="0.225" calcext:value-type="float">
            <text:p>0.225</text:p>
          </table:table-cell>
          <table:table-cell table:style-name="ce9" office:value-type="float" office:value="3.2" calcext:value-type="float">
            <text:p>3.2</text:p>
          </table:table-cell>
          <table:table-cell table:style-name="ce14" table:formula="of:=[$Determined.Q3]*(1+[.L20])" office:value-type="float" office:value="0.046" calcext:value-type="float">
            <text:p>0.05</text:p>
          </table:table-cell>
          <table:table-cell table:style-name="ce14" table:formula="of:=[$Determined.R3]*(1+[.M20])" office:value-type="float" office:value="0.092" calcext:value-type="float">
            <text:p>0.09</text:p>
          </table:table-cell>
          <table:table-cell table:style-name="ce14" table:formula="of:=[$Determined.S3]*(1+[.N20])" office:value-type="float" office:value="0.161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4]*(1+[.J21])" office:value-type="float" office:value="0.33" calcext:value-type="float">
            <text:p>0.3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table:formula="of:=[$Determined.O4]*(1+[.K21])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14" table:formula="of:=[$Determined.Q4]*(1+[.L21])" office:value-type="float" office:value="0.0112" calcext:value-type="float">
            <text:p>0.01</text:p>
          </table:table-cell>
          <table:table-cell table:style-name="ce14" table:formula="of:=[$Determined.R4]*(1+[.M21])" office:value-type="float" office:value="0.0224" calcext:value-type="float">
            <text:p>0.02</text:p>
          </table:table-cell>
          <table:table-cell table:style-name="ce14" table:formula="of:=[$Determined.S4]*(1+[.N21])" office:value-type="float" office:value="0.056" calcext:value-type="float">
            <text:p>0.06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table:formula="of:=[$Determined.L5]*(1+[.J22])" office:value-type="float" office:value="0.15" calcext:value-type="float">
            <text:p>0.1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table:formula="of:=[$Determined.O5]*(1+[.K22])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14" table:formula="of:=[$Determined.Q5]*(1+[.L22])" office:value-type="float" office:value="0.0242" calcext:value-type="float">
            <text:p>0.02</text:p>
          </table:table-cell>
          <table:table-cell table:style-name="ce14" table:formula="of:=[$Determined.R5]*(1+[.M22])" office:value-type="float" office:value="0.0847" calcext:value-type="float">
            <text:p>0.08</text:p>
          </table:table-cell>
          <table:table-cell table:style-name="ce14" table:formula="of:=[$Determined.S5]*(1+[.N22])" office:value-type="float" office:value="0.1694" calcext:value-type="float">
            <text:p>0.17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1000000" calcext:value-type="float">
            <text:p>1000000</text:p>
          </table:table-cell>
          <table:table-cell/>
          <table:table-cell table:formula="of:=[.J15]*[.I11]" office:value-type="float" office:value="2200000" calcext:value-type="float">
            <text:p>2200000</text:p>
          </table:table-cell>
          <table:table-cell/>
          <table:table-cell table:formula="of:=[.I11]*[.J16]" office:value-type="float" office:value="5100000" calcext:value-type="float">
            <text:p>510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formula="of:=IF([.C9] &lt;[.Q3];&quot;SOTTO&quot;)" office:value-type="string" office:string-value="SOTTO" calcext:value-type="string">
            <text:p>SOTTO</text:p>
          </table:table-cell>
          <table:table-cell table:style-name="ce40" table:formula="of:=[.B7]/[.B6]" office:value-type="float" office:value="0.0407136284799974" calcext:value-type="float">
            <text:p>0.0407</text:p>
          </table:table-cell>
          <table:table-cell table:style-name="ce24" table:formula="of:=IF( [.E9]&lt;[.Q4];&quot;SOTTO&quot;)" office:value-type="boolean" office:boolean-value="false" calcext:value-type="boolean">
            <text:p>FALSE</text:p>
          </table:table-cell>
          <table:table-cell table:style-name="ce43" table:formula="of:=[.D7]/([.I11]*[.J11])" office:value-type="float" office:value="0.0359477124183006" calcext:value-type="float">
            <text:p>0.0359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42" table:formula="of:=[.F7]/[.K5]" office:value-type="float" office:value="0.0754549489569463" calcext:value-type="float">
            <text:p>0.0755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31.6347675" calcext:value-type="float">
            <text:p>31.6347675</text:p>
          </table:table-cell>
          <table:table-cell/>
          <table:table-cell table:formula="of:=([.M4]+([.N4]/[.I11])+([.J15]*(1+[.L4])))*(1+[.O4])" office:value-type="float" office:value="14.2617" calcext:value-type="float">
            <text:p>14.2617</text:p>
          </table:table-cell>
          <table:table-cell/>
          <table:table-cell table:formula="of:=([.M5]+([.N5]/[.I11])+([.J16]*(1+[.L5])))*(1+[.O5])" office:value-type="float" office:value="22.836" calcext:value-type="float">
            <text:p>22.836</text:p>
          </table:table-cell>
          <table:table-cell/>
          <table:table-cell table:style-name="ce22" table:formula="of:=[.B11]+[.D11]+[.F11]" office:value-type="float" office:value="68.7324675" calcext:value-type="float">
            <text:p>68.7324675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262500" calcext:value-type="float">
            <text:p>262500</text:p>
          </table:table-cell>
          <table:table-cell/>
          <table:table-cell table:formula="of:=[.D7]*[.L4]" office:value-type="float" office:value="726000" calcext:value-type="float">
            <text:p>726000</text:p>
          </table:table-cell>
          <table:table-cell/>
          <table:table-cell table:formula="of:=[.L5]*[.F7]" office:value-type="float" office:value="765000" calcext:value-type="float">
            <text:p>765000</text:p>
          </table:table-cell>
          <table:table-cell/>
          <table:table-cell table:style-name="ce4" table:formula="of:=([.F13]+[.D13]+[.B13])/([.B7]+[.D7]+[.F7])" office:value-type="percentage" office:value="0.211265060240964" calcext:value-type="percentage">
            <text:p>21.13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duties 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9" office:value-type="string" calcext:value-type="string">
            <text:p>uquart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 table:style-name="ce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Goal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goal</text:p>
          </table:table-cell>
          <table:table-cell table:style-name="ce9" office:value-type="float" office:value="464723" calcext:value-type="float">
            <text:p>464723</text:p>
          </table:table-cell>
          <table:table-cell table:style-name="ce9" table:formula="of:=[.B13]+[.D13]+[.F13]-[.J25]" office:value-type="float" office:value="1288777" calcext:value-type="float">
            <text:p>1288777</text:p>
          </table:table-cell>
          <table:table-cell table:style-name="ce44" table:formula="of:=[.K25]/[.J25]" office:value-type="percentage" office:value="2.77321544231725" calcext:value-type="percentage">
            <text:p>277.32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q</text:p>
          </table:table-cell>
          <table:table-cell table:style-name="ce9" office:value-type="string" calcext:value-type="string">
            <text:p>-</text:p>
          </table:table-cell>
          <table:table-cell table:style-name="ce9" table:formula="of:=([.C9]-[.R3])+([.E9]-[.R4])+([.G9]-[.R5])" office:value-type="float" office:value="-0.0469837101447557" calcext:value-type="float">
            <text:p>-0.046983710144756</text:p>
          </table:table-cell>
          <table:table-cell table:style-name="ce44" table:formula="of:=(([.C9]-[.R3])/[.R3])+(([.E9]-[.R4])/[.R4])+(([.G9]-[.R5])/[.R5])" office:value-type="percentage" office:value="-0.0618025134988996" calcext:value-type="percentage">
            <text:p>-6.18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goal</text:p>
          </table:table-cell>
          <table:table-cell table:style-name="ce9" table:formula="of:=SUM([.P3:.P5])" office:value-type="float" office:value="11.1" calcext:value-type="float">
            <text:p>11.1</text:p>
          </table:table-cell>
          <table:table-cell table:style-name="ce9" table:formula="of:=SUM([.P3:.P5])-SUM([.J14:.J16])" office:value-type="float" office:value="2.8" calcext:value-type="float">
            <text:p>2.8</text:p>
          </table:table-cell>
          <table:table-cell table:style-name="ce44" table:formula="of:=[.K27]/[.J27]" office:value-type="percentage" office:value="0.252252252252252" calcext:value-type="percentage">
            <text:p>25.23%</text:p>
          </table:table-cell>
          <table:table-cell table:number-columns-repeated="7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Robust Naive'.H11:'Robust Naive'.H11">
            <calcext:condition calcext:apply-style-name="Warning" calcext:value="&lt;[$Determined.$J$11]" calcext:base-cell-address="'Robust Naive'.H11"/>
          </calcext:conditional-format>
          <calcext:conditional-format calcext:target-range-address="'Robust Naive'.C9:'Robust Naive'.C9">
            <calcext:condition calcext:apply-style-name="Warning" calcext:value="&lt;[$Determined.$Q$3]" calcext:base-cell-address="'Robust Naive'.C9"/>
            <calcext:condition calcext:apply-style-name="Accent" calcext:value="&gt;[$Determined.$S$3]" calcext:base-cell-address="'Robust Naive'.C9"/>
            <calcext:condition calcext:apply-style-name="Accent" calcext:value="=0" calcext:base-cell-address="'Robust Naive'.C9"/>
          </calcext:conditional-format>
          <calcext:conditional-format calcext:target-range-address="'Robust Naive'.E9:'Robust Naive'.E9">
            <calcext:condition calcext:apply-style-name="Warning" calcext:value="&lt;[$Determined.$Q$4]" calcext:base-cell-address="'Robust Naive'.E9"/>
            <calcext:condition calcext:apply-style-name="Warning" calcext:value="&gt;[$Determined.$S$4]" calcext:base-cell-address="'Robust Naive'.E9"/>
          </calcext:conditional-format>
        </calcext:conditional-formats>
      </table:table>
      <table:table table:name="Robust Lex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3]*(1+[.J20])" office:value-type="float" office:value="0.2625" calcext:value-type="float">
            <text:p>0.26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table:formula="of:=[$Determined.O3]*(1+[.K20])" office:value-type="float" office:value="0.225" calcext:value-type="float">
            <text:p>0.225</text:p>
          </table:table-cell>
          <table:table-cell table:style-name="ce9" office:value-type="float" office:value="3.2" calcext:value-type="float">
            <text:p>3.2</text:p>
          </table:table-cell>
          <table:table-cell table:style-name="ce49" table:formula="of:=[$Determined.Q3]*(1+[.L20])" office:value-type="float" office:value="0.046" calcext:value-type="float">
            <text:p>0.0460</text:p>
          </table:table-cell>
          <table:table-cell table:style-name="ce49" table:formula="of:=[$Determined.R3]*(1+[.M20])" office:value-type="float" office:value="0.092" calcext:value-type="float">
            <text:p>0.0920</text:p>
          </table:table-cell>
          <table:table-cell table:style-name="ce49" table:formula="of:=[$Determined.S3]*(1+[.N20])" office:value-type="float" office:value="0.161" calcext:value-type="float">
            <text:p>0.1610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4]*(1+[.J21])" office:value-type="float" office:value="0.33" calcext:value-type="float">
            <text:p>0.3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table:formula="of:=[$Determined.O4]*(1+[.K21])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49" table:formula="of:=[$Determined.Q4]*(1+[.L21])" office:value-type="float" office:value="0.0112" calcext:value-type="float">
            <text:p>0.0112</text:p>
          </table:table-cell>
          <table:table-cell table:style-name="ce49" table:formula="of:=[$Determined.R4]*(1+[.M21])" office:value-type="float" office:value="0.0224" calcext:value-type="float">
            <text:p>0.0224</text:p>
          </table:table-cell>
          <table:table-cell table:style-name="ce49" table:formula="of:=[$Determined.S4]*(1+[.N21])" office:value-type="float" office:value="0.056" calcext:value-type="float">
            <text:p>0.0560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table:formula="of:=[$Determined.L5]*(1+[.J22])" office:value-type="float" office:value="0.15" calcext:value-type="float">
            <text:p>0.1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table:formula="of:=[$Determined.O5]*(1+[.K22])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49" table:formula="of:=[$Determined.Q5]*(1+[.L22])" office:value-type="float" office:value="0.0242" calcext:value-type="float">
            <text:p>0.0242</text:p>
          </table:table-cell>
          <table:table-cell table:style-name="ce49" table:formula="of:=[$Determined.R5]*(1+[.M22])" office:value-type="float" office:value="0.0847" calcext:value-type="float">
            <text:p>0.0847</text:p>
          </table:table-cell>
          <table:table-cell table:style-name="ce49" table:formula="of:=[$Determined.S5]*(1+[.N22])" office:value-type="float" office:value="0.1694" calcext:value-type="float">
            <text:p>0.1694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990000" calcext:value-type="float">
            <text:p>990000</text:p>
          </table:table-cell>
          <table:table-cell/>
          <table:table-cell table:formula="of:=[.J15]*[.I11]" office:value-type="float" office:value="620000" calcext:value-type="float">
            <text:p>620000</text:p>
          </table:table-cell>
          <table:table-cell/>
          <table:table-cell table:formula="of:=[.I11]*[.J16]" office:value-type="float" office:value="2170000" calcext:value-type="float">
            <text:p>217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formula="of:=IF([.C9] &lt;[.Q3];&quot;SOTTO&quot;)" office:value-type="string" office:string-value="SOTTO" calcext:value-type="string">
            <text:p>SOTTO</text:p>
          </table:table-cell>
          <table:table-cell table:style-name="ce50" table:formula="of:=[.B7]/[.B6]" office:value-type="float" office:value="0.0403064921951974" calcext:value-type="float">
            <text:p>0.0403</text:p>
          </table:table-cell>
          <table:table-cell table:style-name="ce24" table:formula="of:=IF( [.E9]&lt;[.Q4];&quot;SOTTO&quot;)" office:value-type="string" office:string-value="SOTTO" calcext:value-type="string">
            <text:p>SOTTO</text:p>
          </table:table-cell>
          <table:table-cell table:style-name="ce51" table:formula="of:=[.D7]/([.I11]*[.J11])" office:value-type="float" office:value="0.0101307189542484" calcext:value-type="float">
            <text:p>0.0101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42" table:formula="of:=[.F7]/[.K5]" office:value-type="float" office:value="0.0321053410267791" calcext:value-type="float">
            <text:p>0.0321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31.619301875" calcext:value-type="float">
            <text:p>31.619301875</text:p>
          </table:table-cell>
          <table:table-cell/>
          <table:table-cell table:formula="of:=([.M4]+([.N4]/[.I11])+([.J15]*(1+[.L4])))*(1+[.O4])" office:value-type="float" office:value="12.1603" calcext:value-type="float">
            <text:p>12.1603</text:p>
          </table:table-cell>
          <table:table-cell/>
          <table:table-cell table:formula="of:=([.M5]+([.N5]/[.I11])+([.J16]*(1+[.L5])))*(1+[.O5])" office:value-type="float" office:value="19.4665" calcext:value-type="float">
            <text:p>19.4665</text:p>
          </table:table-cell>
          <table:table-cell/>
          <table:table-cell table:style-name="ce52" table:formula="of:=[.B11]+[.D11]+[.F11]" office:value-type="float" office:value="63.246101875" calcext:value-type="float">
            <text:p>63.246101875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259875" calcext:value-type="float">
            <text:p>259875</text:p>
          </table:table-cell>
          <table:table-cell/>
          <table:table-cell table:formula="of:=[.D7]*[.L4]" office:value-type="float" office:value="204600" calcext:value-type="float">
            <text:p>204600</text:p>
          </table:table-cell>
          <table:table-cell/>
          <table:table-cell table:formula="of:=[.L5]*[.F7]" office:value-type="float" office:value="325500" calcext:value-type="float">
            <text:p>325500</text:p>
          </table:table-cell>
          <table:table-cell/>
          <table:table-cell table:style-name="ce4" table:formula="of:=([.F13]+[.D13]+[.B13])/([.B7]+[.D7]+[.F7])" office:value-type="percentage" office:value="0.208988095238095" calcext:value-type="percentage">
            <text:p>20.90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2.17" calcext:value-type="float">
            <text:p>2.17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duties 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9" office:value-type="string" calcext:value-type="string">
            <text:p>uquart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 table:style-name="ce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Goal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goal</text:p>
          </table:table-cell>
          <table:table-cell table:style-name="ce9" office:value-type="float" office:value="464723" calcext:value-type="float">
            <text:p>464723</text:p>
          </table:table-cell>
          <table:table-cell table:style-name="ce9" table:formula="of:=[.B13]+[.D13]+[.F13]-[.J25]" office:value-type="float" office:value="325252" calcext:value-type="float">
            <text:p>325252</text:p>
          </table:table-cell>
          <table:table-cell table:style-name="ce44" table:formula="of:=[.K25]/[.J25]" office:value-type="percentage" office:value="0.699883586566621" calcext:value-type="percentage">
            <text:p>69.99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q</text:p>
          </table:table-cell>
          <table:table-cell table:style-name="ce9" office:value-type="string" calcext:value-type="string">
            <text:p>-</text:p>
          </table:table-cell>
          <table:table-cell table:style-name="ce9" table:formula="of:=([.C9]-[.R3])+([.E9]-[.R4])+([.G9]-[.R5])" office:value-type="float" office:value="-0.116557447823775" calcext:value-type="float">
            <text:p>-0.116557447823775</text:p>
          </table:table-cell>
          <table:table-cell table:style-name="ce44" table:formula="of:=(([.C9]-[.R3])/[.R3])+(([.E9]-[.R4])/[.R4])+(([.G9]-[.R5])/[.R5])" office:value-type="percentage" office:value="-1.73057400549175" calcext:value-type="percentage">
            <text:p>-173.06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goal</text:p>
          </table:table-cell>
          <table:table-cell table:style-name="ce9" table:formula="of:=SUM([.P3:.P5])" office:value-type="float" office:value="11.1" calcext:value-type="float">
            <text:p>11.1</text:p>
          </table:table-cell>
          <table:table-cell table:style-name="ce9" table:formula="of:=SUM([.P3:.P5])-SUM([.J14:.J16])" office:value-type="float" office:value="7.32" calcext:value-type="float">
            <text:p>7.32</text:p>
          </table:table-cell>
          <table:table-cell table:style-name="ce44" table:formula="of:=[.K27]/[.J27]" office:value-type="percentage" office:value="0.659459459459459" calcext:value-type="percentage">
            <text:p>65.95%</text:p>
          </table:table-cell>
          <table:table-cell table:number-columns-repeated="7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Robust Lexico'.H11:'Robust Lexico'.H11">
            <calcext:condition calcext:apply-style-name="Warning" calcext:value="&lt;[$Determined.$J$11]" calcext:base-cell-address="'Robust Lexico'.H11"/>
          </calcext:conditional-format>
          <calcext:conditional-format calcext:target-range-address="'Robust Lexico'.C9:'Robust Lexico'.C9">
            <calcext:condition calcext:apply-style-name="Warning" calcext:value="&lt;[$Determined.$Q$3]" calcext:base-cell-address="'Robust Lexico'.C9"/>
            <calcext:condition calcext:apply-style-name="Accent" calcext:value="&gt;[$Determined.$S$3]" calcext:base-cell-address="'Robust Lexico'.C9"/>
            <calcext:condition calcext:apply-style-name="Accent" calcext:value="=0" calcext:base-cell-address="'Robust Lexico'.C9"/>
          </calcext:conditional-format>
          <calcext:conditional-format calcext:target-range-address="'Robust Lexico'.E9:'Robust Lexico'.E9">
            <calcext:condition calcext:apply-style-name="Warning" calcext:value="&lt;[$Determined.$Q$4]" calcext:base-cell-address="'Robust Lexico'.E9"/>
            <calcext:condition calcext:apply-style-name="Warning" calcext:value="&gt;[$Determined.$S$4]" calcext:base-cell-address="'Robust Lexico'.E9"/>
          </calcext:conditional-format>
        </calcext:conditional-formats>
      </table:table>
      <table:table table:name="Robust Rob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3]*(1+[.J20])" office:value-type="float" office:value="0.2625" calcext:value-type="float">
            <text:p>0.26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table:formula="of:=[$Determined.O3]*(1+[.K20])" office:value-type="float" office:value="0.225" calcext:value-type="float">
            <text:p>0.225</text:p>
          </table:table-cell>
          <table:table-cell table:style-name="ce9" office:value-type="float" office:value="3.2" calcext:value-type="float">
            <text:p>3.2</text:p>
          </table:table-cell>
          <table:table-cell table:style-name="ce14" table:formula="of:=[$Determined.Q3]*(1+[.L20])" office:value-type="float" office:value="0.046" calcext:value-type="float">
            <text:p>0.05</text:p>
          </table:table-cell>
          <table:table-cell table:style-name="ce14" table:formula="of:=[$Determined.R3]*(1+[.M20])" office:value-type="float" office:value="0.092" calcext:value-type="float">
            <text:p>0.09</text:p>
          </table:table-cell>
          <table:table-cell table:style-name="ce14" table:formula="of:=[$Determined.S3]*(1+[.N20])" office:value-type="float" office:value="0.161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4]*(1+[.J21])" office:value-type="float" office:value="0.33" calcext:value-type="float">
            <text:p>0.3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table:formula="of:=[$Determined.O4]*(1+[.K21])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14" table:formula="of:=[$Determined.Q4]*(1+[.L21])" office:value-type="float" office:value="0.0112" calcext:value-type="float">
            <text:p>0.01</text:p>
          </table:table-cell>
          <table:table-cell table:style-name="ce14" table:formula="of:=[$Determined.R4]*(1+[.M21])" office:value-type="float" office:value="0.0224" calcext:value-type="float">
            <text:p>0.02</text:p>
          </table:table-cell>
          <table:table-cell table:style-name="ce14" table:formula="of:=[$Determined.S4]*(1+[.N21])" office:value-type="float" office:value="0.056" calcext:value-type="float">
            <text:p>0.06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table:formula="of:=[$Determined.L5]*(1+[.J22])" office:value-type="float" office:value="0.15" calcext:value-type="float">
            <text:p>0.1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table:formula="of:=[$Determined.O5]*(1+[.K22])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14" table:formula="of:=[$Determined.Q5]*(1+[.L22])" office:value-type="float" office:value="0.0242" calcext:value-type="float">
            <text:p>0.02</text:p>
          </table:table-cell>
          <table:table-cell table:style-name="ce14" table:formula="of:=[$Determined.R5]*(1+[.M22])" office:value-type="float" office:value="0.0847" calcext:value-type="float">
            <text:p>0.08</text:p>
          </table:table-cell>
          <table:table-cell table:style-name="ce14" table:formula="of:=[$Determined.S5]*(1+[.N22])" office:value-type="float" office:value="0.1694" calcext:value-type="float">
            <text:p>0.17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1670000" calcext:value-type="float">
            <text:p>1670000</text:p>
          </table:table-cell>
          <table:table-cell/>
          <table:table-cell table:formula="of:=[.J15]*[.I11]" office:value-type="float" office:value="1080000" calcext:value-type="float">
            <text:p>1080000</text:p>
          </table:table-cell>
          <table:table-cell/>
          <table:table-cell table:formula="of:=[.I11]*[.J16]" office:value-type="float" office:value="2860000" calcext:value-type="float">
            <text:p>286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formula="of:=IF([.C9] &lt;[.Q3];&quot;SOTTO&quot;;&quot;NO&quot;)" office:value-type="string" office:string-value="NO" calcext:value-type="string">
            <text:p>NO</text:p>
          </table:table-cell>
          <table:table-cell table:style-name="ce54" table:formula="of:=[.B7]/[.B6]" office:value-type="float" office:value="0.0679917595615956" calcext:value-type="float">
            <text:p>0.0680</text:p>
          </table:table-cell>
          <table:table-cell table:style-name="ce24" table:formula="of:=IF( [.E9]&lt;[.Q4];&quot;SOTTO&quot;)" office:value-type="boolean" office:boolean-value="false" calcext:value-type="boolean">
            <text:p>FALSE</text:p>
          </table:table-cell>
          <table:table-cell table:style-name="ce55" table:formula="of:=[.D7]/([.I11]*[.J11])" office:value-type="float" office:value="0.0176470588235294" calcext:value-type="float">
            <text:p>0.0176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42" table:formula="of:=[.F7]/[.K5]" office:value-type="float" office:value="0.042313951768013" calcext:value-type="float">
            <text:p>0.0423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32.670964375" calcext:value-type="float">
            <text:p>32.670964375</text:p>
          </table:table-cell>
          <table:table-cell/>
          <table:table-cell table:formula="of:=([.M4]+([.N4]/[.I11])+([.J15]*(1+[.L4])))*(1+[.O4])" office:value-type="float" office:value="12.7721" calcext:value-type="float">
            <text:p>12.7721</text:p>
          </table:table-cell>
          <table:table-cell/>
          <table:table-cell table:formula="of:=([.M5]+([.N5]/[.I11])+([.J16]*(1+[.L5])))*(1+[.O5])" office:value-type="float" office:value="20.26" calcext:value-type="float">
            <text:p>20.26</text:p>
          </table:table-cell>
          <table:table-cell/>
          <table:table-cell table:style-name="ce12" table:formula="of:=[.B11]+[.D11]+[.F11]" office:value-type="float" office:value="65.703064375" calcext:value-type="float">
            <text:p>65.70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438375" calcext:value-type="float">
            <text:p>438375</text:p>
          </table:table-cell>
          <table:table-cell/>
          <table:table-cell table:formula="of:=[.D7]*[.L4]" office:value-type="float" office:value="356400" calcext:value-type="float">
            <text:p>356400</text:p>
          </table:table-cell>
          <table:table-cell/>
          <table:table-cell table:formula="of:=[.L5]*[.F7]" office:value-type="float" office:value="429000" calcext:value-type="float">
            <text:p>429000</text:p>
          </table:table-cell>
          <table:table-cell/>
          <table:table-cell table:style-name="ce4" table:formula="of:=([.F13]+[.D13]+[.B13])/([.B7]+[.D7]+[.F7])" office:value-type="percentage" office:value="0.218141711229946" calcext:value-type="percentage">
            <text:p>21.81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1.67" calcext:value-type="float">
            <text:p>1.67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2.86" calcext:value-type="float">
            <text:p>2.86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duties 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9" office:value-type="string" calcext:value-type="string">
            <text:p>uquart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 table:style-name="ce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Goal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goal</text:p>
          </table:table-cell>
          <table:table-cell table:style-name="ce9" office:value-type="float" office:value="464723" calcext:value-type="float">
            <text:p>464723</text:p>
          </table:table-cell>
          <table:table-cell table:style-name="ce9" table:formula="of:=[.B13]+[.D13]+[.F13]-[.J25]" office:value-type="float" office:value="759052" calcext:value-type="float">
            <text:p>759052</text:p>
          </table:table-cell>
          <table:table-cell table:style-name="ce44" table:formula="of:=[.K25]/[.J25]" office:value-type="percentage" office:value="1.63334287306632" calcext:value-type="percentage">
            <text:p>163.33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q</text:p>
          </table:table-cell>
          <table:table-cell table:style-name="ce9" office:value-type="string" calcext:value-type="string">
            <text:p>-</text:p>
          </table:table-cell>
          <table:table-cell table:style-name="ce9" table:formula="of:=([.C9]-[.R3])+([.E9]-[.R4])+([.G9]-[.R5])" office:value-type="float" office:value="-0.0711472298468619" calcext:value-type="float">
            <text:p>-0.071147229846862</text:p>
          </table:table-cell>
          <table:table-cell table:style-name="ce44" table:formula="of:=(([.C9]-[.R3])/[.R3])+(([.E9]-[.R4])/[.R4])+(([.G9]-[.R5])/[.R5])" office:value-type="percentage" office:value="-0.973569608110513" calcext:value-type="percentage">
            <text:p>-97.36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goal</text:p>
          </table:table-cell>
          <table:table-cell table:style-name="ce9" table:formula="of:=SUM([.P3:.P5])" office:value-type="float" office:value="11.1" calcext:value-type="float">
            <text:p>11.1</text:p>
          </table:table-cell>
          <table:table-cell table:style-name="ce9" table:formula="of:=SUM([.P3:.P5])-SUM([.J14:.J16])" office:value-type="float" office:value="5.49" calcext:value-type="float">
            <text:p>5.49</text:p>
          </table:table-cell>
          <table:table-cell table:style-name="ce44" table:formula="of:=[.K27]/[.J27]" office:value-type="percentage" office:value="0.494594594594595" calcext:value-type="percentage">
            <text:p>49.46%</text:p>
          </table:table-cell>
          <table:table-cell table:number-columns-repeated="7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Robust Robust'.H11:'Robust Robust'.H11">
            <calcext:condition calcext:apply-style-name="Warning" calcext:value="&lt;[$Determined.$J$11]" calcext:base-cell-address="'Robust Robust'.H11"/>
          </calcext:conditional-format>
          <calcext:conditional-format calcext:target-range-address="'Robust Robust'.C9:'Robust Robust'.C9">
            <calcext:condition calcext:apply-style-name="Warning" calcext:value="&lt;[$Determined.$Q$3]" calcext:base-cell-address="'Robust Robust'.C9"/>
            <calcext:condition calcext:apply-style-name="Accent" calcext:value="&gt;[$Determined.$S$3]" calcext:base-cell-address="'Robust Robust'.C9"/>
            <calcext:condition calcext:apply-style-name="Accent" calcext:value="=0" calcext:base-cell-address="'Robust Robust'.C9"/>
          </calcext:conditional-format>
          <calcext:conditional-format calcext:target-range-address="'Robust Robust'.E9:'Robust Robust'.E9">
            <calcext:condition calcext:apply-style-name="Warning" calcext:value="&lt;[$Determined.$Q$4]" calcext:base-cell-address="'Robust Robust'.E9"/>
            <calcext:condition calcext:apply-style-name="Warning" calcext:value="&gt;[$Determined.$S$4]" calcext:base-cell-address="'Robust Robust'.E9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21:44:12.00916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8:22:42.218869011</meta:creation-date>
    <meta:generator>LibreOffice/6.1.4.2$Linux_X86_64 LibreOffice_project/10$Build-2</meta:generator>
    <dc:date>2019-01-27T21:43:53.848529148</dc:date>
    <meta:editing-duration>PT22H19M57S</meta:editing-duration>
    <meta:editing-cycles>5</meta:editing-cycles>
    <meta:document-statistic meta:table-count="5" meta:cell-count="487" meta:object-count="0"/>
  </office:meta>
</office:document-meta>
</file>